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3c7" officeooo:paragraph-rsid="000b83c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83c7" officeooo:paragraph-rsid="000b83c7" style:font-weight-asian="bold" style:font-weight-complex="bold"/>
    </style:style>
    <style:style style:name="P3" style:family="paragraph" style:parent-style-name="Standard">
      <style:text-properties fo:font-size="11pt" officeooo:rsid="000b83c7" officeooo:paragraph-rsid="000b83c7" style:font-size-asian="11pt" style:font-size-complex="11pt"/>
    </style:style>
    <style:style style:name="P4" style:family="paragraph" style:parent-style-name="Standard">
      <style:text-properties fo:font-size="11pt" officeooo:rsid="000b83c7" officeooo:paragraph-rsid="000df479" style:font-size-asian="11pt" style:font-size-complex="11pt"/>
    </style:style>
    <style:style style:name="P5" style:family="paragraph" style:parent-style-name="Standard">
      <style:text-properties fo:font-size="11pt" officeooo:rsid="000b9928" officeooo:paragraph-rsid="000b9928" style:font-size-asian="11pt" style:font-size-complex="11pt"/>
    </style:style>
    <style:style style:name="P6" style:family="paragraph" style:parent-style-name="Standard">
      <style:text-properties fo:font-size="11pt" officeooo:rsid="000df479" officeooo:paragraph-rsid="000df479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officeooo:rsid="000b9928" officeooo:paragraph-rsid="000b9928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officeooo:rsid="000df479" officeooo:paragraph-rsid="000df479" style:font-size-asian="11pt" style:font-size-complex="11pt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normal" officeooo:rsid="000b9928" officeooo:paragraph-rsid="000b9928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bold" officeooo:rsid="000df479" officeooo:paragraph-rsid="000df479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83c7" officeooo:paragraph-rsid="000b83c7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1pt" fo:font-weight="bold" officeooo:rsid="000b9928" officeooo:paragraph-rsid="000b9928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1pt" officeooo:rsid="000b83c7" officeooo:paragraph-rsid="000b83c7" style:font-size-asian="11pt" style:font-size-complex="11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1pt" officeooo:rsid="000df479" officeooo:paragraph-rsid="000df479" style:font-size-asian="11pt" style:font-size-complex="11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1pt" fo:font-weight="normal" officeooo:rsid="000b9928" officeooo:paragraph-rsid="000b9928" style:font-size-asian="11pt" style:font-weight-asian="normal" style:font-size-complex="11pt" style:font-weight-complex="normal"/>
    </style:style>
    <style:style style:name="T1" style:family="text">
      <style:text-properties officeooo:rsid="000b83c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to git a Chronojump</text:p>
      <text:p text:style-name="P1"/>
      <text:p text:style-name="P3">Et poses a treballar, mirar com estàs: <text:s/><text:span text:style-name="T3">git diff</text:span></text:p>
      <text:p text:style-name="P3"/>
      <text:p text:style-name="P7">A) <text:span text:style-name="T1">diu </text:span>que hi ha coses i vols<text:span text:style-name="T1"> fer un commit</text:span></text:p>
      <text:p text:style-name="P5"/>
      <text:p text:style-name="P12">git commit -a</text:p>
      <text:p text:style-name="P14">si no diu res és pq no tens res o pq ja has fet commit i ho has pujat o no</text:p>
      <text:p text:style-name="P14"/>
      <text:p text:style-name="P14">baixar el que hi hagi:</text:p>
      <text:p text:style-name="P12">git pull --rebase</text:p>
      <text:p text:style-name="P14"/>
      <text:p text:style-name="P14">el rebase cal pq potser sí que tenies un commit ho sincronitza tot bé</text:p>
      <text:p text:style-name="P14"/>
      <text:p text:style-name="P15">si hi ha problemes de merge anar a: <text:span text:style-name="T2">Problemes de merge</text:span></text:p>
      <text:p text:style-name="P14"/>
      <text:p text:style-name="P14">amb git log o git show pots saber si tens algo per pujar, o pots consultar el gitg</text:p>
      <text:p text:style-name="P14">pujar amb:</text:p>
      <text:p text:style-name="P12">git push</text:p>
      <text:p text:style-name="P14"/>
      <text:p text:style-name="P14">si un vol pujar troços d’arxiu pot fer:</text:p>
      <text:p text:style-name="P12">git commit arxiu -p</text:p>
      <text:p text:style-name="P12"/>
      <text:p text:style-name="P16">o també de múltiples arxius:</text:p>
      <text:p text:style-name="P13">git commit -p</text:p>
      <text:p text:style-name="P10"/>
      <text:p text:style-name="P10"/>
      <text:p text:style-name="P9">B) diu que hi ha coses i no vols fer commit</text:p>
      <text:p text:style-name="P10"/>
      <text:p text:style-name="P16">Mires si tens coses ja stashed:</text:p>
      <text:p text:style-name="P13">git stash list </text:p>
      <text:p text:style-name="P13"/>
      <text:p text:style-name="P16">Si no en tens fas un git stash</text:p>
      <text:p text:style-name="P13">git stash</text:p>
      <text:p text:style-name="P13"/>
      <text:p text:style-name="P16">baixes el codi sincronitzant amb els teus commits</text:p>
      <text:p text:style-name="P13">git pull --rebase</text:p>
      <text:p text:style-name="P13"/>
      <text:p text:style-name="P16">puges commits que tinguis per pujar</text:p>
      <text:p text:style-name="P13">git push</text:p>
      <text:p text:style-name="P13"/>
      <text:p text:style-name="P16">recuperes les teves coses que tinguis a mitges</text:p>
      <text:p text:style-name="P13">git stash apply</text:p>
      <text:p text:style-name="P13"/>
      <text:p text:style-name="P3"/>
      <text:p text:style-name="P8">Problemes de merge</text:p>
      <text:p text:style-name="P6"/>
      <text:p text:style-name="P6"><text:tab/>Et diu que s’ha de resoldre conflictes. Obres l’arxiu o arxius que et diu que estan afectats</text:p>
      <text:p text:style-name="P6"><text:tab/>Cerques ======</text:p>
      <text:p text:style-name="P6"><text:tab/>Resols problemes (HEAD) és el que hi ha al servidor</text:p>
      <text:p text:style-name="P6"/>
      <text:p text:style-name="P11"><text:tab/>git add nom_arxiu</text:p>
      <text:p text:style-name="P11"><text:tab/>git rebase -- continue</text:p>
      <text:p text:style-name="P11"><text:tab/>git push</text:p>
      <text:p text:style-name="P3"/>
      <text:p text:style-name="P4">Anirem actualitzant això quan fem un ús més avançat (branches, 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</meta:initial-creator>
    <meta:creation-date>2019-10-24T09:50:52.407348415</meta:creation-date>
    <dc:date>2019-11-26T13:03:27.214661715</dc:date>
    <dc:creator>xavier </dc:creator>
    <meta:editing-duration>PT21M25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35" meta:word-count="237" meta:character-count="1154" meta:non-whitespace-character-count="946"/>
  </office:meta>
</office:document-meta>
</file>